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200000025871EEE6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3.507cm"/>
    </style:style>
    <style:style style:name="pr2" style:family="presentation" style:parent-style-name="lyt-techpoly-outline1">
      <style:graphic-properties draw:fill-color="#ffffff" fo:min-height="13.609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title">
      <style:graphic-properties draw:auto-grow-height="true" fo:min-height="3.506cm"/>
    </style:style>
    <style:style style:name="pr8" style:family="presentation" style:parent-style-name="lyt-techpoly-outline1">
      <style:graphic-properties fo:min-height="6.61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draw:fill="solid" draw:fill-color="#00dcff" style:repeat="repeat"/>
    </style:style>
    <style:style style:name="ce2" style:family="table-cell">
      <style:graphic-properties draw:fill="solid" draw:fill-color="#00dcff" style:repeat="repeat"/>
      <style:paragraph-properties fo:text-align="center"/>
    </style:style>
    <style:style style:name="ce3" style:family="table-cell">
      <style:graphic-properties draw:fill="solid" draw:fill-color="#ccffff" style:repeat="repeat"/>
    </style:style>
    <style:style style:name="ce4" style:family="table-cell">
      <style:graphic-properties draw:fill="solid" draw:fill-color="#ccffff" style:repeat="repeat"/>
      <style:paragraph-properties fo:text-align="center"/>
    </style:style>
    <style:style style:name="ce5" style:family="table-cell">
      <style:graphic-properties draw:fill="solid" draw:fill-color="#ffffcc" style:repeat="repeat"/>
    </style:style>
    <style:style style:name="ce6" style:family="table-cell">
      <style:graphic-properties draw:fill="solid" draw:fill-color="#ffffcc" style:repeat="repeat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family="Albany" style:font-family-generic="roman" style:font-pitch="variable" style:text-underline-style="solid" style:text-underline-width="auto" style:text-underline-color="font-color" style:font-family-asian="Albany" style:font-family-generic-asian="roman" style:font-pitch-asian="variable" style:font-family-complex="Albany" style:font-family-generic-complex="roman" style:font-pitch-complex="variable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ize="32pt" style:font-size-asian="32pt" style:font-size-complex="32pt"/>
    </style:style>
    <style:style style:name="T6" style:family="text">
      <style:text-properties style:text-position="0% 100%" fo:font-size="32pt" style:font-size-asian="32pt" style:font-size-complex="32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Cache-Oblivious Lookahead Array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. David Beutel</text:p>
              </text:list-item>
              <text:list-item>
                <text:p>ICS 621 project</text:p>
              </text:list-item>
              <text:list-item>
                <text:p>April 30, 201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ache-Oblivious Streaming B-trees</text:span></text:p>
                <text:list>
                  <text:list-item>
                    <text:p>SPAA '07</text:p>
                  </text:list-item>
                  <text:list-item>
                    <text:p>by Michael A. Bender , Yonatan R. Fogel , Martin Farach-Colton , Bradley C. Kuszmaul, et al. </text:p>
                  </text:list-item>
                </text:list>
              </text:list-item>
              <text:list-item>
                <text:p><text:span text:style-name="T2">“</text:span><text:span text:style-name="T2">write-optimized” dictionary for external memory</text:span></text:p>
              </text:list-item>
              <text:list-item>
                <text:p><text:span text:style-name="T2">for big data</text:span></text:p>
                <text:list>
                  <text:list-item>
                    <text:p><text:span text:style-name="T2">e.g., NSA at AT&amp;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k Seek Bottlene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ata density keeps growing</text:p>
                <text:list>
                  <text:list-item>
                    <text:p>More bandwidth</text:p>
                  </text:list-item>
                  <text:list-item>
                    <text:p>Bigger blocks</text:p>
                  </text:list-item>
                </text:list>
              </text:list-item>
              <text:list-item>
                <text:p>Head seek times can't keep up</text:p>
              </text:list-item>
              <text:list-item>
                <text:p>Outgrown the B-tree</text:p>
              </text:list-item>
              <text:list-item>
                <text:p>Best write performance is appending to a file</text:p>
                <text:list>
                  <text:list-item>
                    <text:p><text:span text:style-name="T3">Unsorted</text:span></text:p>
                  </text:list-item>
                  <text:list-item>
                    <text:p><text:span text:style-name="T4">But terrible query 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ig-O Block Transfers</text:p>
          </draw:text-box>
        </draw:frame>
        <draw:frame draw:style-name="standard" draw:layer="layout" svg:width="25.198cm" svg:height="6.73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Insert</text:p>
                <text:p text:style-name="P4"/>
              </table:table-cell>
              <table:table-cell>
                <text:p text:style-name="P4">Query</text:p>
              </table:table-cell>
            </table:table-row>
            <table:table-row table:style-name="ro1" table:default-cell-style-name="ce4">
              <table:table-cell table:style-name="ce3">
                <text:p>Append unsorted</text:p>
              </table:table-cell>
              <table:table-cell>
                <text:p text:style-name="P4">Great,</text:p>
                <text:p text:style-name="P4">O(1/B)</text:p>
              </table:table-cell>
              <table:table-cell>
                <text:p text:style-name="P4">Terrible, </text:p>
                <text:p text:style-name="P4">O(N/B)</text:p>
              </table:table-cell>
            </table:table-row>
            <table:table-row table:style-name="ro1" table:default-cell-style-name="ce6">
              <table:table-cell table:style-name="ce5">
                <text:p>B-tree</text:p>
              </table:table-cell>
              <table:table-cell>
                <text:p text:style-name="P4">Bad, </text:p>
                <text:p text:style-name="P4">O(log N / log B)</text:p>
              </table:table-cell>
              <table:table-cell>
                <text:p text:style-name="P4">Good, </text:p>
                <text:p text:style-name="P4">O(log N / log B)</text:p>
              </table:table-cell>
            </table:table-row>
            <table:table-row table:style-name="ro1" table:default-cell-style-name="ce4">
              <table:table-cell table:style-name="ce3">
                <text:p>COLA</text:p>
              </table:table-cell>
              <table:table-cell>
                <text:p text:style-name="P4">Good, </text:p>
                <text:p text:style-name="P4">O((log N) / B)</text:p>
              </table:table-cell>
              <table:table-cell>
                <text:p text:style-name="P4">Good, </text:p>
                <text:p text:style-name="P4">O(log N / log B)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6.61cm" svg:x="1.4cm" svg:y="12.153cm" presentation:class="outline" presentation:user-transformed="true">
          <draw:text-box>
            <text:list text:style-name="L2">
              <text:list-item>
                <text:p>B = block size (in items)</text:p>
              </text:list-item>
              <text:list-item>
                <text:p>e.g., insert with N=2<text:span text:style-name="T5">30</text:span><text:span text:style-name="T6">, B=2</text:span><text:span text:style-name="T5">10</text:span></text:p>
                <text:list>
                  <text:list-item>
                    <text:p><text:span text:style-name="T6">B-tree = 3 block transfers per item</text:span></text:p>
                  </text:list-item>
                  <text:list-item>
                    <text:p><text:span text:style-name="T6">COLA = 0.03 block transfers per i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mortized CO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sert / merge</text:p>
              </text:list-item>
              <text:list-item>
                <text:p>Lookahead pointers</text:p>
              </text:list-item>
              <text:list-item>
                <text:p>Search / Fractional Cascading</text:p>
              </text:list-item>
              <text:list-item>
                <text:p>Coalescing random inserts</text:p>
                <text:list>
                  <text:list-item>
                    <text:p>Younger levels in RAM are smoothed out</text:p>
                  </text:list-item>
                  <text:list-item>
                    <text:p>To sequential writes of older levels to disk</text:p>
                  </text:list-item>
                </text:list>
              </text:list-item>
              <text:list-item>
                <text:p>But, writing a new level is a big cost for a single inse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amortized COL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3 arrays per level</text:p>
              </text:list-item>
              <text:list-item>
                <text:p>Shadow vs. visible arrays</text:p>
              </text:list-item>
              <text:list-item>
                <text:p>Linked from level 0</text:p>
              </text:list-item>
              <text:list-item>
                <text:p>Main vs. secondary array</text:p>
              </text:list-item>
              <text:list-item>
                <text:p>Lookahead pointers to 16<text:span text:style-name="T7">th</text:span> vs. 8<text:span text:style-name="T7">th</text:span> el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Technical Polygon</dc:title>
    <dc:description>Presentation Layout Template</dc:description>
    <meta:creation-date>2012-04-30T05:27:51</meta:creation-date>
    <dc:language>en-US</dc:language>
    <meta:editing-cycles>5</meta:editing-cycles>
    <meta:editing-duration>PT3H39M17S</meta:editing-duration>
    <meta:initial-creator>J. David Beutel</meta:initial-creator>
    <dc:date>2012-04-30T16:47:41</dc:date>
    <dc:creator>J. David Beutel</dc:creator>
    <meta:printed-by>J. David Beutel</meta:printed-by>
    <meta:print-date>2012-04-30T16:41:26</meta:print-date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../Applications/OpenOffice.org.app/Contents/basis-link/share/template/en-US/layout/lyt-techpoly.otp"/>
  </office:meta>
</office:document-meta>
</file>